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000000030020CAECAF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ndroi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94bd5e" draw:marker-start-width="0.45cm" draw:marker-end-width="0.45cm" draw:fill="bitmap" draw:fill-image-name="android" draw:fill-image-width="0cm" draw:fill-image-height="0cm" style:repeat="stretch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image-name="android" draw:fill-image-width="0cm" draw:fill-image-height="0cm" style:repeat="stretch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1.274cm"/>
    </style:style>
    <style:style style:name="pr8" style:family="presentation" style:parent-style-name="Standard-outline1">
      <style:graphic-properties fo:min-height="11.023cm"/>
    </style:style>
    <style:style style:name="pr9" style:family="presentation" style:parent-style-name="Standard-outline1">
      <style:graphic-properties fo:min-height="13.586cm"/>
    </style:style>
    <style:style style:name="co1" style:family="table-column">
      <style:table-column-properties style:column-width="6.563cm" style:use-optimal-column-width="false"/>
    </style:style>
    <style:style style:name="co2" style:family="table-column">
      <style:table-column-properties style:column-width="15.937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8.338cm" style:use-optimal-column-width="false"/>
    </style:style>
    <style:style style:name="ro1" style:family="table-row">
      <style:table-row-properties style:row-height="2.499cm"/>
    </style:style>
    <style:style style:name="ro2" style:family="table-row">
      <style:table-row-properties style:row-height="2.503cm"/>
    </style:style>
    <style:style style:name="ro3" style:family="table-row">
      <style:table-row-properties style:row-height="2.874cm"/>
    </style:style>
    <style:style style:name="ro4" style:family="table-row">
      <style:table-row-properties style:row-height="2.878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2cm solid #94bd5e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weight="bold" style:font-weight-asian="bold" style:font-weight-complex="bold"/>
    </style:style>
    <style:style style:name="ce4" style:family="table-cell">
      <style:graphic-properties draw:fill-color="#ffffff" style:repeat="repeat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-color="#ffffff" style:repeat="repeat"/>
      <style:paragraph-properties fo:border="0.02cm solid #94bd5e"/>
      <style:text-properties fo:font-size="18pt" style:font-size-asian="18pt" style:font-size-complex="18pt"/>
    </style:style>
    <style:style style:name="ce6" style:family="table-cell">
      <style:graphic-properties draw:fill-color="#ffffff" style:repeat="repeat"/>
      <style:paragraph-properties fo:text-align="center" fo:border="0.02cm solid #94bd5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" style:family="paragraph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GeoCatch</text:span></text:p>
          </draw:text-box>
        </draw:frame>
        <draw:frame presentation:style-name="pr2" draw:layer="layout" svg:width="25.199cm" svg:height="13.86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weile?</text:p>
              </text:list-item>
              <text:list-item>
                <text:p>Jagdtrieb?</text:p>
              </text:list-item>
              <text:list-item>
                <text:p>Mit Freunden treffen?</text:p>
                <text:p>=&gt; GeoCatch !</text:p>
              </text:list-item>
            </text:list>
          </draw:text-box>
        </draw:frame>
        <draw:frame draw:style-name="gr1" draw:text-style-name="P2" draw:layer="layout" svg:width="6.867cm" svg:height="13.565cm" svg:x="17cm" svg:y="5.035cm">
          <draw:image xlink:href="../maps-desir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nd. 3 Spieler</text:p>
              </text:list-item>
              <text:list-item>
                <text:p>Sei Jäger und Gejagter</text:p>
              </text:list-item>
              <text:list-item>
                <text:p>Diverse Power-Ups</text:p>
              </text:list-item>
              <text:list-item>
                <text:p>Lobby-System</text:p>
              </text:list-item>
            </text:list>
          </draw:text-box>
        </draw:frame>
        <draw:frame draw:style-name="gr1" draw:text-style-name="P2" draw:layer="layout" svg:width="6.867cm" svg:height="13.565cm" svg:x="17.001cm" svg:y="5.036cm">
          <draw:image xlink:href="../maps-desir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rchitek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oCatch</text:p>
          </draw:text-box>
        </draw:frame>
        <draw:frame presentation:style-name="pr7" draw:text-style-name="P4" draw:layer="layout" svg:width="12.296cm" svg:height="11.274cm" svg:x="1.4cm" svg:y="7.5cm" presentation:class="outline" presentation:user-transformed="true">
          <draw:text-box>
            <text:list text:style-name="L2">
              <text:list-header>
                <text:p text:style-name="P2"><text:span text:style-name="T2">Frontend:</text:span><text:span text:style-name="T3"> </text:span></text:p>
              </text:list-header>
              <text:list-item>
                <text:p text:style-name="P3"><text:span text:style-name="T3">Android 2.1 mit Google Maps API</text:span></text:p>
              </text:list-item>
              <text:list-item>
                <text:p text:style-name="P3"><text:span text:style-name="T3">Java</text:span></text:p>
              </text:list-item>
            </text:list>
          </draw:text-box>
        </draw:frame>
        <draw:frame presentation:style-name="pr8" draw:layer="layout" svg:width="12.296cm" svg:height="11.023cm" svg:x="14.311cm" svg:y="7.5cm" presentation:class="outline" presentation:user-transformed="true">
          <draw:text-box>
            <text:list text:style-name="L2">
              <text:list-header>
                <text:p text:style-name="P2"><text:span text:style-name="T2">Backend:</text:span><text:span text:style-name="T3"> </text:span></text:p>
              </text:list-header>
              <text:list-item>
                <text:p text:style-name="P3"><text:span text:style-name="T3">Google App Engine</text:span></text:p>
              </text:list-item>
              <text:list-item>
                <text:p text:style-name="P3"><text:span text:style-name="T3">Python</text:span></text:p>
              </text:list-item>
            </text:list>
          </draw:text-box>
        </draw:frame>
        <draw:line draw:style-name="gr3" draw:text-style-name="P2" draw:layer="layout" svg:x1="14cm" svg:y1="7.1cm" svg:x2="14cm" svg:y2="17.6cm">
          <text:p/>
        </draw:line>
        <draw:frame draw:style-name="gr4" draw:layer="layout" svg:width="25cm" svg:height="1.673cm" svg:x="1.5cm" svg:y="5cm">
          <draw:text-box>
            <text:list text:style-name="L1">
              <text:list-header>
                <text:p text:style-name="P2"><text:span text:style-name="T4">Einzusetzende Technik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header>
                <text:p text:style-name="P2"><text:span text:style-name="T5">Evaluierungsplan</text:span></text:p>
                <text:p text:style-name="P3">1. Debugging mittels Emulatoren</text:p>
                <text:p text:style-name="P3">2. Mehrfache interne Testläufe auf echten <text:tab/><text:tab/> <text:s/>Endgeräten</text:p>
                <text:p text:style-name="P3">3. Anbieten im Android-Market</text:p>
                <text:p text:style-name="P3">4. Feedback über Kommentare und For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9" draw:text-style-name="P4" draw:layer="layout" svg:width="25.099cm" svg:height="13.586cm" svg:x="1.5cm" svg:y="4.914cm" presentation:class="outline" presentation:user-transformed="true">
          <draw:text-box>
            <text:list text:style-name="L2">
              <text:list-header>
                <text:p text:style-name="P2"><text:span text:style-name="T5">Zeitplan</text:span></text:p>
              </text:list-header>
            </text:list>
          </draw:text-box>
        </draw:frame>
        <draw:frame draw:style-name="standard" draw:layer="layout" svg:width="22.499cm" svg:height="9.999cm" svg:x="2.5cm" svg:y="7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6"/></text:p>
                <text:p text:style-name="P2"><text:span text:style-name="T6">Woche 1</text:span></text:p>
              </table:table-cell>
              <table:table-cell table:style-name="ce2">
                <text:p>Klassenentwurf, Schnittstellen festlegen, Einrichtung des Projekts(AppEngine, SVN), Lobby-System inklusive Start-Timer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2</text:span></text:p>
              </table:table-cell>
              <table:table-cell table:style-name="ce2">
                <text:p>Implementierung der eigentlichen Spiel-Logik</text:p>
                <text:p>=&gt; Anzeigen der eigenen Position und der Ziel-Position,</text:p>
                <text:p>Warnung bei Jäger in der Nähe, Spielende bei Fang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3</text:span></text:p>
              </table:table-cell>
              <table:table-cell table:style-name="ce2">
                <text:p>Erweiterung um Power-Ups (Anzeigen auf der Map, Menü zum Einsetzen der Power-Ups, Auswirkungen auf das Spiel)</text:p>
              </table:table-cell>
            </table:table-row>
            <table:table-row table:style-name="ro2">
              <table:table-cell table:style-name="ce3">
                <text:p text:style-name="P2"><text:span text:style-name="T6"/></text:p>
                <text:p text:style-name="P2"><text:span text:style-name="T6">Woche 4</text:span></text:p>
              </table:table-cell>
              <table:table-cell table:style-name="ce2">
                <text:p>Debugging, Testläufe, Veröffentlichung im Market und abschließende Evaluierung, sowie Kontakt mit User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5">Aufgabenaufteilung</text:span></text:p>
                <text:p text:style-name="P3"><text:span text:style-name="T5"/></text:p>
              </text:list-header>
            </text:list>
          </draw:text-box>
        </draw:frame>
        <draw:frame draw:style-name="standard" draw:layer="layout" svg:width="23.999cm" svg:height="11.499cm" svg:x="2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4">
                <text:p text:style-name="P2"><text:span text:style-name="T7"/></text:p>
                <text:p text:style-name="P2"><text:span text:style-name="T7">Christian</text:span></text:p>
              </table:table-cell>
              <table:table-cell table:style-name="ce5">
                <text:p><text:span text:style-name="T8">Analytiker =&gt; Anforderungen darstellen</text:span></text:p>
                <text:p><text:span text:style-name="T8">Software-Architekt =&gt; Spezifikationen festlegen</text:span></text:p>
              </table:table-cell>
            </table:table-row>
            <table:table-row table:style-name="ro3">
              <table:table-cell table:style-name="ce4">
                <text:p text:style-name="P2"><text:span text:style-name="T6"/></text:p>
                <text:p text:style-name="P2"><text:span text:style-name="T6">Sebastian</text:span></text:p>
              </table:table-cell>
              <table:table-cell table:style-name="ce5">
                <text:p><text:span text:style-name="T8">Integrierer =&gt; Zusammenspiel der Komponenten sichern</text:span></text:p>
                <text:p><text:span text:style-name="T8">Organisator =&gt; Verteilung der Aufgaben/Klassen</text:span></text:p>
              </table:table-cell>
            </table:table-row>
            <table:table-row table:style-name="ro3">
              <table:table-cell table:style-name="ce6">
                <text:p text:style-name="P2"><text:span text:style-name="T9"/></text:p>
                <text:p text:style-name="P2"><text:span text:style-name="T9">Stephan</text:span></text:p>
              </table:table-cell>
              <table:table-cell table:style-name="ce5">
                <text:p><text:span text:style-name="T8">Evaluierungs-Beauftragter =&gt; User Kontakt, Auswertung</text:span></text:p>
              </table:table-cell>
            </table:table-row>
            <table:table-row table:style-name="ro4">
              <table:table-cell table:style-name="ce4">
                <text:p text:style-name="P2"><text:span text:style-name="T7"/></text:p>
                <text:p text:style-name="P2"><text:span text:style-name="T7">Vladislav</text:span></text:p>
              </table:table-cell>
              <table:table-cell table:style-name="ce5">
                <text:p><text:span text:style-name="T8">Backend-Manager =&gt; Entwicklung/Wartung des Backends</text:span></text:p>
                <text:p><text:span text:style-name="T8">Grafi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ndroid" xlink:href="Pictures/10000000000004000000030020CAECA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androi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fo:font-family="'Bubble 1'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ndroi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bastian Mühr</meta:initial-creator>
    <meta:creation-date>2010-06-19T13:45:07.97</meta:creation-date>
    <meta:editing-duration>PT01H13M45S</meta:editing-duration>
    <meta:editing-cycles>7</meta:editing-cycles>
    <dc:date>2010-06-19T17:34:24</dc:date>
    <dc:creator>toasty </dc:creator>
    <meta:generator>OpenOffice.org/3.2$Linux OpenOffice.org_project/320m12$Build-9483</meta:generator>
    <meta:document-statistic meta:object-count="60"/>
  </office:meta>
</office:document-meta>
</file>